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8.059cm"/>
    </style:style>
    <style:style style:name="co7" style:family="table-column">
      <style:table-column-properties fo:break-before="auto" style:column-width="10.756cm"/>
    </style:style>
    <style:style style:name="co8" style:family="table-column">
      <style:table-column-properties fo:break-before="auto" style:column-width="9.484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571cm"/>
    </style:style>
    <style:style style:name="co11" style:family="table-column">
      <style:table-column-properties fo:break-before="auto" style:column-width="9.966cm"/>
    </style:style>
    <style:style style:name="co12" style:family="table-column">
      <style:table-column-properties fo:break-before="auto" style:column-width="6.045cm"/>
    </style:style>
    <style:style style:name="co13" style:family="table-column">
      <style:table-column-properties fo:break-before="auto" style:column-width="7.352cm"/>
    </style:style>
    <style:style style:name="co14" style:family="table-column">
      <style:table-column-properties fo:break-before="auto" style:column-width="5.2cm"/>
    </style:style>
    <style:style style:name="co15" style:family="table-column">
      <style:table-column-properties fo:break-before="auto" style:column-width="5.554cm"/>
    </style:style>
    <style:style style:name="co16" style:family="table-column">
      <style:table-column-properties fo:break-before="auto" style:column-width="6.699cm"/>
    </style:style>
    <style:style style:name="co17" style:family="table-column">
      <style:table-column-properties fo:break-before="auto" style:column-width="8.087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8.932cm"/>
    </style:style>
    <style:style style:name="co20" style:family="table-column">
      <style:table-column-properties fo:break-before="auto" style:column-width="8.414cm"/>
    </style:style>
    <style:style style:name="co21" style:family="table-column">
      <style:table-column-properties fo:break-before="auto" style:column-width="9.911cm"/>
    </style:style>
    <style:style style:name="co22" style:family="table-column">
      <style:table-column-properties fo:break-before="auto" style:column-width="7.978cm"/>
    </style:style>
    <style:style style:name="co23" style:family="table-column">
      <style:table-column-properties fo:break-before="auto" style:column-width="9.476cm"/>
    </style:style>
    <style:style style:name="co24" style:family="table-column">
      <style:table-column-properties fo:break-before="auto" style:column-width="8.74cm"/>
    </style:style>
    <style:style style:name="co25" style:family="table-column">
      <style:table-column-properties fo:break-before="auto" style:column-width="7.788cm"/>
    </style:style>
    <style:style style:name="co26" style:family="table-column">
      <style:table-column-properties fo:break-before="auto" style:column-width="6.916cm"/>
    </style:style>
    <style:style style:name="co27" style:family="table-column">
      <style:table-column-properties fo:break-before="auto" style:column-width="5.583cm"/>
    </style:style>
    <style:style style:name="co28" style:family="table-column">
      <style:table-column-properties fo:break-before="auto" style:column-width="6.835cm"/>
    </style:style>
    <style:style style:name="co29" style:family="table-column">
      <style:table-column-properties fo:break-before="auto" style:column-width="5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65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aadcf7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e651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c5cae9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0f2f1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a5d6a7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9cfb5" style:text-align-source="fix" style:repeat-content="false"/>
      <style:paragraph-properties fo:text-align="center" fo:margin-left="0cm"/>
    </style:style>
    <style:style style:name="ce74" style:family="table-cell" style:parent-style-name="Default">
      <style:table-cell-properties fo:background-color="#92e285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2cbf8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dc85e9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ab91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fde9a9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4c6"/>
    </style:style>
    <style:style style:name="ce202" style:family="table-cell" style:parent-style-name="Default">
      <style:table-cell-properties fo:background-color="#aadcf7"/>
    </style:style>
    <style:style style:name="ce203" style:family="table-cell" style:parent-style-name="Default">
      <style:table-cell-properties fo:background-color="#ec9ba4"/>
    </style:style>
    <style:style style:name="ce133" style:family="table-cell" style:parent-style-name="Default">
      <style:table-cell-properties fo:background-color="#fde9a9"/>
    </style:style>
    <style:style style:name="ce198" style:family="table-cell" style:parent-style-name="Default">
      <style:table-cell-properties fo:background-color="#ffffd7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ccbc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92e285"/>
    </style:style>
    <style:style style:name="ce22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9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ff7043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b3e5fc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92e285"/>
      <style:text-properties fo:color="#ccf4c6"/>
    </style:style>
    <style:style style:name="ce226" style:family="table-cell" style:parent-style-name="Default">
      <style:table-cell-properties fo:background-color="#2cee0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92e285"/>
    </style:style>
    <style:style style:name="ce228" style:family="table-cell" style:parent-style-name="Default">
      <style:table-cell-properties fo:background-color="#e57373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f09e6f"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fo:background-color="#f09e6f"/>
    </style:style>
    <style:style style:name="ce205" style:family="table-cell" style:parent-style-name="Default">
      <style:table-cell-properties fo:background-color="#cfd8dc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42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b2ebf2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c5e1a5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176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dd835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15" style:family="table-cell" style:parent-style-name="Default">
      <style:table-cell-properties fo:background-color="#fff59d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3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fo:background-color="#dddddd"/>
    </style:style>
    <style:style style:name="ce232" style:family="table-cell" style:parent-style-name="Default">
      <style:table-cell-properties fo:background-color="#e0c2cd"/>
    </style:style>
    <style:style style:name="ce256" style:family="table-cell" style:parent-style-name="Default">
      <style:table-cell-properties fo:background-color="#f10d0c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dcedc8" style:text-align-source="fix" style:repeat-content="false"/>
      <style:paragraph-properties fo:text-align="center" fo:margin-left="0cm"/>
    </style:style>
    <style:style style:name="ce12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dee7e5"/>
    </style:style>
    <style:style style:name="ce26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f5cd53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ffd54f"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103" style:family="table-cell" style:parent-style-name="Default">
      <style:table-cell-properties fo:background-color="#fc5c00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3838"/>
    </style:style>
    <style:style style:name="ce237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8" style:family="table-cell" style:parent-style-name="Default">
      <style:table-cell-properties fo:background-color="#c8e6c9" style:text-align-source="fix" style:repeat-content="false"/>
      <style:paragraph-properties fo:text-align="center" fo:margin-left="0cm"/>
    </style:style>
    <style:style style:name="ce239" style:family="table-cell" style:parent-style-name="Default">
      <style:table-cell-properties fo:background-color="#ffecb3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Algebra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" xlink:type="simple">Algebra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table:style-name="ce65" office:value-type="string" calcext:value-type="string">
            <text:p>A – J</text:p>
          </table:table-cell>
          <table:table-cell table:style-name="ce65" office:value-type="string" calcext:value-type="string">
            <text:p>J - P</text:p>
          </table:table-cell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office:value-type="string" calcext:value-type="string">
            <text:p><text:a xlink:href="https://en.wikipedia.org/wiki/Joubert%27s_theorem" xlink:type="simple">Joube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office:value-type="string" calcext:value-type="string">
            <text:p><text:a xlink:href="https://en.wikipedia.org/wiki/Paley%27s_theorem" xlink:type="simple">Paley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</text:p>
          </table:table-cell>
          <table:covered-table-cell table:style-name="ce136"/>
        </table:table-row>
        <table:table-row table:style-name="ro1">
          <table:table-cell table:style-name="ce67" office:value-type="string" calcext:value-type="string">
            <text:p>A – I</text:p>
          </table:table-cell>
          <table:table-cell table:style-name="ce67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office:value-type="string" calcext:value-type="string">
            <text:p><text:a xlink:href="https://en.wikipedia.org/wiki/Isomorphism_theorem" xlink:type="simple">Isomorph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office:value-type="string" calcext:value-type="string">
            <text:p><text:a xlink:href="https://en.wikipedia.org/wiki/Lattice_theorem" xlink:type="simple">Latti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(PID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bstract_algebra" xlink:type="simple">Abstract algebra</text:a> - Other</text:p>
          </table:table-cell>
          <table:covered-table-cell table:style-name="ce136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table:style-name="ce136" office:value-type="string" calcext:value-type="string">
            <text:p><text:a xlink:href="https://en.wikipedia.org/wiki/Field_theory_(mathematics)" xlink:type="simple">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table:style-name="ce136" office:value-type="string" calcext:value-type="string">
            <text:p><text:a xlink:href="https://en.wikipedia.org/wiki/Jordan_algebra" xlink:type="simple">Jordan algebras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Algebraic_structure" xlink:type="simple">Algebraic structure</text:a></text:p>
          </table:table-cell>
          <table:covered-table-cell table:style-name="ce136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table:style-name="ce137" office:value-type="string" calcext:value-type="string">
            <text:p><text:a xlink:href="https://en.wikipedia.org/wiki/Lattice_theory" xlink:type="simple">Latti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table:style-name="ce137" office:value-type="string" calcext:value-type="string">
            <text:p><text:a xlink:href="https://en.wikipedia.org/wiki/Module_theory" xlink:type="simple">Modul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table:style-name="ce137" office:value-type="string" calcext:value-type="string">
            <text:p><text:a xlink:href="https://en.wikipedia.org/wiki/Semigroup_theory" xlink:type="simple">Semigroup theory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Invariant_theory" xlink:type="simple">Invariant theo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Non-associative_algebra" xlink:type="simple">Non-associative algebra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table:style-name="ce136" office:value-type="string" calcext:value-type="string">
            <text:p><text:a xlink:href="https://en.wikipedia.org/wiki/Normed_division_algebra" xlink:type="simple">Normed divisio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table:style-name="ce136" office:value-type="string" calcext:value-type="string">
            <text:p><text:a xlink:href="https://en.wikipedia.org/wiki/Vertex_operator_algebra" xlink:type="simple">Vertex operator algebra</text:a></text:p>
          </table:table-cell>
        </table:table-row>
        <table:table-row table:style-name="ro1">
          <table:table-cell table:style-name="ce68" office:value-type="string" calcext:value-type="string" table:number-columns-spanned="2" table:number-rows-spanned="1">
            <text:p><text:a xlink:href="https://en.wikipedia.org/wiki/Finite_group" xlink:type="simple">Finite group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office:value-type="string" calcext:value-type="string">
            <text:p><text:a xlink:href="https://en.wikipedia.org/wiki/Trichotomy_theorem" xlink:type="simple">Tr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office:value-type="string" calcext:value-type="string">
            <text:p><text:a xlink:href="https://en.wikipedia.org/wiki/Walter_theorem" xlink:type="simple">Wal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office:value-type="string" calcext:value-type="string">
            <text:p><text:a xlink:href="https://en.wikipedia.org/wiki/Z*_theorem" xlink:type="simple">Z*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office:value-type="string" calcext:value-type="string">
            <text:p><text:a xlink:href="https://en.wikipedia.org/wiki/ZJ_theorem" xlink:type="simple">ZJ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/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table:style-name="ce78" office:value-type="string" calcext:value-type="string">
            <text:p>A – G</text:p>
          </table:table-cell>
          <table:table-cell table:style-name="ce78" office:value-type="string" calcext:value-type="string">
            <text:p>H – L</text:p>
          </table:table-cell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</table:table-row>
        <table:table-row table:style-name="ro1">
          <table:table-cell table:style-name="ce78" office:value-type="string" calcext:value-type="string" table:number-columns-spanned="2" table:number-rows-spanned="1">
            <text:p><text:a xlink:href="https://en.wikipedia.org/wiki/Commutative_algebra" xlink:type="simple">Commutative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</table:table-row>
        <table:table-row table:style-name="ro1">
          <table:table-cell table:style-name="ce80" office:value-type="string" calcext:value-type="string" table:number-columns-spanned="2" table:number-rows-spanned="1">
            <text:p><text:a xlink:href="https://en.wikipedia.org/wiki/Algebraic_surface" xlink:type="simple">Algebraic Surfaces</text:a></text:p>
          </table:table-cell>
          <table:covered-table-cell table:style-name="ce80" office:value-type="string" calcext:value-type="string">
            <text:p><text:a xlink:href="https://en.wikipedia.org/wiki/Algebraic_surface" xlink:type="simple">Algebraic Surfaces</text:a></text:p>
          </table:covered-table-cell>
        </table:table-row>
        <table:table-row table:style-name="ro1">
          <table:table-cell table:style-name="ce80" office:value-type="string" calcext:value-type="string">
            <text:p>C – N</text:p>
          </table:table-cell>
          <table:table-cell table:style-name="ce80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office:value-type="string" calcext:value-type="string">
            <text:p><text:a xlink:href="https://en.wikipedia.org/wiki/Reider%27s_theorem" xlink:type="simple">Rei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curve" xlink:type="simple">Algebraic curves</text:a></text:p>
          </table:table-cell>
          <table:covered-table-cell table:style-name="ce73"/>
        </table:table-row>
        <table:table-row table:style-name="ro1">
          <table:table-cell table:style-name="ce85" office:value-type="string" calcext:value-type="string">
            <text:p>B -C</text:p>
          </table:table-cell>
          <table:table-cell table:style-name="ce85" office:value-type="string" calcext:value-type="string">
            <text:p>C - W</text:p>
          </table:table-cell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office:value-type="string" calcext:value-type="string">
            <text:p><text:a xlink:href="https://en.wikipedia.org/wiki/Weber%27s_theorem" xlink:type="simple">Weber'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–Roch_theorem" xlink:type="simple">Riemann–Ro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B – J</text:p>
          </table:table-cell>
          <table:table-cell table:style-name="ce99" office:value-type="string" calcext:value-type="string">
            <text:p>J – S</text:p>
          </table:table-cell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office:value-type="string" calcext:value-type="string">
            <text:p><text:a xlink:href="https://en.wikipedia.org/wiki/Jordan–Schur_theorem" xlink:type="simple">Jordan–Sch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office:value-type="string" calcext:value-type="string">
            <text:p><text:a xlink:href="https://en.wikipedia.org/wiki/Rédei%27s_theorem" xlink:type="simple">Réde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office:value-type="string" calcext:value-type="string">
            <text:p><text:a xlink:href="https://en.wikipedia.org/wiki/Sylow_theorems" xlink:type="simple">Sylow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roup_theory" xlink:type="simple">Group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table:style-name="ce169"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table:style-name="ce169" office:value-type="string" calcext:value-type="string">
            <text:p><text:a xlink:href="https://en.wikipedia.org/wiki/Lie_group" xlink:type="simple">Lie group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table:style-name="ce169" office:value-type="string" calcext:value-type="string">
            <text:p><text:span text:style-name="T1"><text:a xlink:href="https://en.wikipedia.org/wiki/Lie_group" xlink:type="simple">Lie group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Geometric_group_theory" xlink:type="simple">Geometric group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Tits_alternative" xlink:type="simple">Tits alternativ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table:style-name="ce169" office:value-type="string" calcext:value-type="string">
            <text:p><text:a xlink:href="https://en.wikipedia.org/wiki/Free_group" xlink:type="simple">Free group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ing_theory" xlink:type="simple">R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office:value-type="string" calcext:value-type="string">
            <text:p><text:a xlink:href="https://en.wikipedia.org/wiki/Levitzky%27s_theorem" xlink:type="simple">Levitz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office:value-type="string" calcext:value-type="string">
            <text:p><text:a xlink:href="https://en.wikipedia.org/wiki/Regev%27s_theorem" xlink:type="simple">Rege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Ring_theory" xlink:type="simple">Ring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table:style-name="ce176" office:value-type="string" calcext:value-type="string">
            <text:p><text:a xlink:href="https://en.wikipedia.org/wiki/Simple_algebra" xlink:type="simple">Simple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table:style-name="ce176" office:value-type="string" calcext:value-type="string">
            <text:p><text:a xlink:href="https://en.wikipedia.org/wiki/Universal_enveloping_algebra" xlink:type="simple">Universal enveloping algebras</text:a></text:p>
          </table:table-cell>
        </table:table-row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Linear_algebra" xlink:type="simple">Linear algebra</text:a>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table:style-name="ce102" office:value-type="string" calcext:value-type="string">
            <text:p>A – F</text:p>
          </table:table-cell>
          <table:table-cell table:style-name="ce102" office:value-type="string" calcext:value-type="string">
            <text:p>I – R</text:p>
          </table:table-cell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office:value-type="string" calcext:value-type="string">
            <text:p><text:a xlink:href="https://en.wikipedia.org/wiki/Principal_axis_theorem" xlink:type="simple">Principa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office:value-type="string" calcext:value-type="string">
            <text:p><text:a xlink:href="https://en.wikipedia.org/wiki/Rank–nullity_theorem" xlink:type="simple">Rank–nul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</table:table-row>
        <table:table-row table:style-name="ro1">
          <table:table-cell table:style-name="ce102" office:value-type="string" calcext:value-type="string" table:number-columns-spanned="2" table:number-rows-spanned="1">
            <text:p><text:a xlink:href="https://en.wikipedia.org/wiki/Linear_algebra" xlink:type="simple">Linear algebra</text:a> - Other</text:p>
          </table:table-cell>
          <table:covered-table-cell table:style-name="ce174" office:value-type="string" calcext:value-type="string">
            <text:p><text:a xlink:href="https://en.wikipedia.org/wiki/Linear_algebra" xlink:type="simple">Linear 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table:style-name="ce174"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table:style-name="ce174" office:value-type="string" calcext:value-type="string">
            <text:p><text:a xlink:href="https://en.wikipedia.org/wiki/Determinants" xlink:type="simple">Determina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table:style-name="ce174" office:value-type="string" calcext:value-type="string">
            <text:p><text:a xlink:href="https://en.wikipedia.org/wiki/Matrix_analysis" xlink:type="simple">Matrix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table:style-name="ce174" office:value-type="string" calcext:value-type="string">
            <text:p><text:a xlink:href="https://en.wikipedia.org/wiki/Spectral_theory" xlink:type="simple">Spectral theory</text:a>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<text:a xlink:href="https://en.wikipedia.org/wiki/Lie_algebra" xlink:type="simple">Li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office:value-type="string" calcext:value-type="string">
            <text:p><text:a xlink:href="https://en.wikipedia.org/wiki/Lie%27s_theorem" xlink:type="simple">L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Matrix_(mathematics)" xlink:type="simple">Matrix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office:value-type="string" calcext:value-type="string">
            <text:p><text:a xlink:href="https://en.wikipedia.org/wiki/Sinkhorn%27s_theorem" xlink:type="simple">Sinkhor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office:value-type="string" calcext:value-type="string">
            <text:p><text:a xlink:href="https://en.wikipedia.org/wiki/Specht%27s_theorem" xlink:type="simple">Specht's theorem</text:a></text:p>
          </table:table-cell>
        </table:table-row>
        <table:table-row table:style-name="ro1">
          <table:table-cell table:style-name="ce82" office:value-type="string" calcext:value-type="string" table:number-columns-spanned="2" table:number-rows-spanned="1">
            <text:p><text:a xlink:href="https://en.wikipedia.org/wiki/Polynomials" xlink:type="simple">Polynomial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/>
        </table:table-row>
        <table:table-row table:style-name="ro1">
          <table:table-cell table:style-name="ce84" office:value-type="string" calcext:value-type="string" table:number-columns-spanned="2" table:number-rows-spanned="1">
            <text:p><text:a xlink:href="https://en.wikipedia.org/wiki/Quadratic_forms" xlink:type="simple">Quadratic 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office:value-type="string" calcext:value-type="string">
            <text:p><text:a xlink:href="https://en.wikipedia.org/wiki/Vieta%27s_formulas" xlink:type="simple">Vieta's formul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office:value-type="string" calcext:value-type="string">
            <text:p><text:a xlink:href="https://en.wikipedia.org/wiki/Witt%27s_theorem" xlink:type="simple">Witt's theorem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ic_analysis" xlink:type="simple">Algebraic analysis</text:a>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</table:table-row>
        <table:table-row table:style-name="ro1">
          <table:table-cell table:style-name="ce109" office:value-type="string" calcext:value-type="string" table:number-columns-spanned="2" table:number-rows-spanned="1">
            <text:p><text:span text:style-name="T3"><text:a xlink:href="https://en.wikipedia.org/wiki/Galois_theory" xlink:type="simple">Galois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Algebra" xlink:type="simple">Algebra</text:a> - Other</text:p>
          </table:table-cell>
          <table:covered-table-cell table:style-name="ce65" office:value-type="string" calcext:value-type="string">
            <text:p><text:a xlink:href="https://en.wikipedia.org/wiki/Algebra" xlink:type="simple">Algebra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table:style-name="ce136"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table:style-name="ce136"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table:style-name="ce136" office:value-type="string" calcext:value-type="string">
            <text:p><text:a xlink:href="https://en.wikipedia.org/wiki/Boolean_algebra_(logic)" xlink:type="simple">Boolean algebra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table:style-name="ce136"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</table:table-row>
      </table:table>
      <table:table table:name="Analysis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16" office:value-type="string" calcext:value-type="string" table:number-columns-spanned="2" table:number-rows-spanned="1">
            <text:p><text:a xlink:href="https://en.wikipedia.org/wiki/Mathematical_analysis" xlink:type="simple">Mathematical Analysis</text:a></text:p>
          </table:table-cell>
          <table:covered-table-cell/>
        </table:table-row>
        <table:table-row table:style-name="ro1">
          <table:table-cell table:style-name="ce116" office:value-type="string" calcext:value-type="string">
            <text:p>A – H</text:p>
          </table:table-cell>
          <table:table-cell table:style-name="ce116" office:value-type="string" calcext:value-type="string">
            <text:p>I – W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office:value-type="string" calcext:value-type="string">
            <text:p><text:a xlink:href="https://en.wikipedia.org/wiki/Increment_theorem" xlink:type="simple">Increm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office:value-type="string" calcext:value-type="string">
            <text:p><text:a xlink:href="https://en.wikipedia.org/wiki/Nash–Moser_theorem" xlink:type="simple">Nash–Moser theorem</text:a></text:p>
          </table:table-cell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office:value-type="string" calcext:value-type="string">
            <text:p><text:a xlink:href="https://en.wikipedia.org/wiki/Rademacher%27s_theorem" xlink:type="simple">Rademac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office:value-type="string" calcext:value-type="string">
            <text:p><text:a xlink:href="https://en.wikipedia.org/wiki/Squeeze_theorem" xlink:type="simple">Squeez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office:value-type="string" calcext:value-type="string">
            <text:p><text:a xlink:href="https://en.wikipedia.org/wiki/Stirling%27s_theorem" xlink:type="simple">Stirl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office:value-type="string" calcext:value-type="string">
            <text:p><text:a xlink:href="https://en.wikipedia.org/wiki/Szegő_limit_theorems" xlink:type="simple">Szegő limit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table:style-name="ce175"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table:style-name="ce175" office:value-type="string" calcext:value-type="string">
            <text:p><text:a xlink:href="https://en.wikipedia.org/wiki/Gamma_function" xlink:type="simple">Gamma fun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table:style-name="ce175" office:value-type="string" calcext:value-type="string">
            <text:p><text:a xlink:href="https://en.wikipedia.org/wiki/Lipschitz_continuity" xlink:type="simple">Lipschitz continuit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table:style-name="ce175"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table:style-name="ce175"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table:style-name="ce175" office:value-type="string" calcext:value-type="string">
            <text:p><text:a xlink:href="https://en.wikipedia.org/wiki/Numerical_analysis" xlink:type="simple">Numerical analysi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office:value-type="string" calcext:value-type="string">
            <text:p><text:a xlink:href="https://en.wikipedia.org/wiki/Rolle%27s_theorem" xlink:type="simple">Rol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office:value-type="string" calcext:value-type="string">
            <text:p><text:a xlink:href="https://en.wikipedia.org/wiki/Taylor%27s_theorem" xlink:type="simple">Taylo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Calculus" xlink:type="simple">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table:style-name="ce100" office:value-type="string" calcext:value-type="string">
            <text:p><text:a xlink:href="https://en.wikipedia.org/wiki/Integral" xlink:type="simple">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table:style-name="ce100"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table:style-name="ce100" office:value-type="string" calcext:value-type="string">
            <text:p><text:a xlink:href="https://en.wikipedia.org/wiki/Integral_transform" xlink:type="simple">Integral transfor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table:style-name="ce100" office:value-type="string" calcext:value-type="string">
            <text:p><text:a xlink:href="https://en.wikipedia.org/wiki/Lambda_calculus" xlink:type="simple">Lambda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table:style-name="ce100" office:value-type="string" calcext:value-type="string">
            <text:p><text:a xlink:href="https://en.wikipedia.org/wiki/Lebesgue_integration" xlink:type="simple">Lebesgue integra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table:style-name="ce100" office:value-type="string" calcext:value-type="string">
            <text:p><text:a xlink:href="https://en.wikipedia.org/wiki/Multivariable_calculus" xlink:type="simple">Multivariable 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table:style-name="ce100" office:value-type="string" calcext:value-type="string">
            <text:p><text:a xlink:href="https://en.wikipedia.org/wiki/Multivariate_calculus" xlink:type="simple">Multivariate calculus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office:value-type="string" calcext:value-type="string">
            <text:p><text:a xlink:href="https://en.wikipedia.org/wiki/Green%27s_theorem" xlink:type="simple">Gre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</table:table-row>
        <table:table-row table:style-name="ro1">
          <table:table-cell table:style-name="ce83" office:value-type="string" calcext:value-type="string" table:number-columns-spanned="2" table:number-rows-spanned="1">
            <text:p><text:a xlink:href="https://en.wikipedia.org/wiki/Vector_calculus" xlink:type="simple">Vector calculu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table:style-name="ce197"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a xlink:href="https://en.wikipedia.org/wiki/Calculus_of_variations" xlink:type="simple">Calculus of vari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Mountain_pass_theorem" xlink:type="simple">Mountain pass theorem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Differential_equations" xlink:type="simple">Differential equation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table:style-name="ce202" office:value-type="string" calcext:value-type="string">
            <text:p><text:a xlink:href="https://en.wikipedia.org/wiki/Differential_operator" xlink:type="simple">Differential operato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table:style-name="ce202" office:value-type="string" calcext:value-type="string">
            <text:p><text:a xlink:href="https://en.wikipedia.org/wiki/Stability_theory" xlink:type="simple">2D Stabil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table:style-name="ce202" office:value-type="string" calcext:value-type="string">
            <text:p><text:a xlink:href="https://en.wikipedia.org/wiki/Stability_theory" xlink:type="simple">Stability theory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Ordinary_differential_equations" xlink:type="simple">Ordinary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/>
        </table:table-row>
        <table:table-row table:style-name="ro1">
          <table:table-cell table:style-name="ce93" office:value-type="string" calcext:value-type="string" table:number-columns-spanned="2" table:number-rows-spanned="1">
            <text:p><text:a xlink:href="https://en.wikipedia.org/wiki/Partial_differential_equation" xlink:type="simple">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office:value-type="string" calcext:value-type="string">
            <text:p><text:a xlink:href="https://en.wikipedia.org/wiki/Lax–Milgram_theorem" xlink:type="simple">Lax–Mil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</table:table-row>
        <table:table-row table:style-name="ro1">
          <table:table-cell table:style-name="ce120" office:value-type="string" calcext:value-type="string" table:number-columns-spanned="2" table:number-rows-spanned="1">
            <text:p><text:a xlink:href="https://en.wikipedia.org/wiki/Category:Elliptic_partial_differential_equations" xlink:type="simple">Elliptic partial differential equation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table:style-name="ce203"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</table:table-row>
        <table:table-row table:style-name="ro1">
          <table:table-cell table:style-name="ce108" office:value-type="string" calcext:value-type="string" table:number-columns-spanned="2" table:number-rows-spanned="1">
            <text:p><text:a xlink:href="https://en.wikipedia.org/wiki/Measure_theory" xlink:type="simple">Measure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office:value-type="string" calcext:value-type="string">
            <text:p><text:a xlink:href="https://en.wikipedia.org/wiki/Kōmura%27s_theorem" xlink:type="simple">Kōmu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office:value-type="string" calcext:value-type="string">
            <text:p><text:a xlink:href="https://en.wikipedia.org/wiki/Monotone_class_theorem" xlink:type="simple">Monotone cl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office:value-type="string" calcext:value-type="string">
            <text:p><text:a xlink:href="https://en.wikipedia.org/wiki/Prokhorov%27s_theorem" xlink:type="simple">Prokhor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office:value-type="string" calcext:value-type="string">
            <text:p><text:a xlink:href="https://en.wikipedia.org/wiki/Steinhaus_theorem" xlink:type="simple">Steinha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office:value-type="string" calcext:value-type="string">
            <text:p><text:a xlink:href="https://en.wikipedia.org/wiki/Vitali_set" xlink:type="simple">Vita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office:value-type="string" calcext:value-type="string">
            <text:p><text:a xlink:href="https://en.wikipedia.org/wiki/Peter–Weyl_theorem" xlink:type="simple">Peter–Wey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office:value-type="string" calcext:value-type="string">
            <text:p><text:a xlink:href="https://en.wikipedia.org/wiki/Schur%27s_lemma" xlink:type="simple">Schur's lemm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epresentation_theory" xlink:type="simple">Representation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table:style-name="ce100"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</table:table-row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Group_representation" xlink:type="simple">Group representation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office:value-type="string" calcext:value-type="string">
            <text:p><text:a xlink:href="https://en.wikipedia.org/wiki/Heine–Borel_theorem" xlink:type="simple">Heine–Bo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office:value-type="string" calcext:value-type="string">
            <text:p><text:a xlink:href="https://en.wikipedia.org/wiki/Luzin%27s_theorem" xlink:type="simple">Luz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office:value-type="string" calcext:value-type="string">
            <text:p><text:a xlink:href="https://en.wikipedia.org/wiki/Zahorski_theorem" xlink:type="simple">Zahorski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Real_analysis" xlink:type="simple">Re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table:style-name="ce184"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Fourier_analysis" xlink:type="simple">Fourier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office:value-type="string" calcext:value-type="string">
            <text:p><text:a xlink:href="https://en.wikipedia.org/wiki/Plancherel_theorem" xlink:type="simple">Planchere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2" table:number-rows-spanned="1">
            <text:p><text:a xlink:href="https://en.wikipedia.org/wiki/Fourier_transform" xlink:type="simple">Fourier transfor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office:value-type="string" calcext:value-type="string">
            <text:p><text:a xlink:href="https://en.wikipedia.org/wiki/Paley–Wiener_theorem" xlink:type="simple">Paley–Wiener theorem</text:a></text:p>
          </table:table-cell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Harmonic_analysis" xlink:type="simple">Harmonic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office:value-type="string" calcext:value-type="string">
            <text:p><text:a xlink:href="https://en.wikipedia.org/wiki/Riemann_series_theorem" xlink:type="simple">Riemann seri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Series_(mathematics)" xlink:type="simple">Mathematical serie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table:style-name="ce133" office:value-type="string" calcext:value-type="string">
            <text:p><text:a xlink:href="https://en.wikipedia.org/wiki/Asymptotic_analysis" xlink:type="simple">Asymptotic analysi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a xlink:href="https://en.wikipedia.org/wiki/Mathematical_analysis" xlink:type="simple">Mathematic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table:style-name="ce198" office:value-type="string" calcext:value-type="string">
            <text:p><text:a xlink:href="https://en.wikipedia.org/wiki/Singularity_theory" xlink:type="simple">Singularity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table:style-name="ce198" office:value-type="string" calcext:value-type="string">
            <text:p><text:a xlink:href="https://en.wikipedia.org/wiki/Continued_fraction" xlink:type="simple">Continued fra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table:style-name="ce198" office:value-type="string" calcext:value-type="string">
            <text:p><text:a xlink:href="https://en.wikipedia.org/wiki/Special_function" xlink:type="simple">Special functions</text:a></text:p>
          </table:table-cell>
        </table:table-row>
      </table:table>
      <table:table table:name="Applied Theorems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5" office:value-type="string" calcext:value-type="string" table:number-columns-spanned="2" table:number-rows-spanned="1">
            <text:p><text:a xlink:href="https://en.wikipedia.org/wiki/Control_theory" xlink:type="simple">Contro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/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office:value-type="string" calcext:value-type="string">
            <text:p><text:a xlink:href="https://en.wikipedia.org/wiki/Poisson_limit_theorem" xlink:type="simple">Poisson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office:value-type="string" calcext:value-type="string">
            <text:p><text:a xlink:href="https://en.wikipedia.org/wiki/Raikov%27s_theorem" xlink:type="simple">Raik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office:value-type="string" calcext:value-type="string">
            <text:p><text:a xlink:href="https://en.wikipedia.org/wiki/Cox%27s_theorem" xlink:type="simple">Cox's theorem</text:a></text:p>
          </table:table-cell>
        </table:table-row>
        <table:table-row table:style-name="ro1">
          <table:table-cell table:style-name="ce96" office:value-type="string" calcext:value-type="string" table:number-columns-spanned="2" table:number-rows-spanned="1">
            <text:p><text:a xlink:href="https://en.wikipedia.org/wiki/Probability" xlink:type="simple">Probabilit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table:style-name="ce184"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table:style-name="ce184"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office:value-type="string" calcext:value-type="string">
            <text:p><text:a xlink:href="https://en.wikipedia.org/wiki/Gauss–Markov_theorem" xlink:type="simple">Gauss–Markov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office:value-type="string" calcext:value-type="string">
            <text:p><text:a xlink:href="https://en.wikipedia.org/wiki/Sklar%27s_theorem" xlink:type="simple">Skla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office:value-type="string" calcext:value-type="string">
            <text:p><text:a xlink:href="https://en.wikipedia.org/wiki/Wold%27s_theorem" xlink:type="simple">Wold's theorem</text:a></text:p>
          </table:table-cell>
        </table:table-row>
        <table:table-row table:style-name="ro1">
          <table:table-cell table:style-name="ce97" office:value-type="string" calcext:value-type="string" table:number-columns-spanned="2" table:number-rows-spanned="1">
            <text:p><text:a xlink:href="https://en.wikipedia.org/wiki/Statistics" xlink:type="simple">Statist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table:style-name="ce193" office:value-type="string" calcext:value-type="string">
            <text:p><text:a xlink:href="https://en.wikipedia.org/wiki/Extreme_value_theory" xlink:type="simple">Extreme value theory</text:a></text:p>
          </table:table-cell>
        </table:table-row>
        <table:table-row table:style-name="ro1">
          <table:table-cell table:style-name="ce98" office:value-type="string" calcext:value-type="string" table:number-columns-spanned="2" table:number-rows-spanned="1">
            <text:p><text:a xlink:href="https://en.wikipedia.org/wiki/Probability_theory" xlink:type="simple">Probabil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office:value-type="string" calcext:value-type="string">
            <text:p><text:a xlink:href="https://en.wikipedia.org/wiki/Maxwell%27s_theorem" xlink:type="simple">Maxw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office:value-type="string" calcext:value-type="string">
            <text:p><text:a xlink:href="https://en.wikipedia.org/wiki/Slutsky%27s_theorem" xlink:type="simple">Slutsk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/>
        </table:table-row>
        <table:table-row table:style-name="ro1">
          <table:table-cell table:style-name="ce121" office:value-type="string" calcext:value-type="string" table:number-columns-spanned="2" table:number-rows-spanned="1">
            <text:p><text:a xlink:href="https://en.wikipedia.org/wiki/Stochastic_processes" xlink:type="simple">Stochastic processe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office:value-type="string" calcext:value-type="string">
            <text:p><text:a xlink:href="https://en.wikipedia.org/wiki/Girsanov%27s_theorem" xlink:type="simple">Girsa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office:value-type="string" calcext:value-type="string">
            <text:p><text:a xlink:href="https://en.wikipedia.org/wiki/Schilder%27s_theorem" xlink:type="simple">Schil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/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office:value-type="string" calcext:value-type="string">
            <text:p><text:a xlink:href="https://en.wikipedia.org/wiki/Holmström%27s_theorem" xlink:type="simple">Holm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office:value-type="string" calcext:value-type="string">
            <text:p><text:a xlink:href="https://en.wikipedia.org/wiki/No-trade_theorem" xlink:type="simple">No-trad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office:value-type="string" calcext:value-type="string">
            <text:p><text:a xlink:href="https://en.wikipedia.org/wiki/Rybczynski_theorem" xlink:type="simple">Rybczyn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office:value-type="string" calcext:value-type="string">
            <text:p><text:a xlink:href="https://en.wikipedia.org/wiki/Topkis%27s_theorem" xlink:type="simple">Topkis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a xlink:href="https://en.wikipedia.org/wiki/Economics" xlink:type="simple">Econom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table:style-name="ce139" office:value-type="string" calcext:value-type="string">
            <text:p><text:a xlink:href="https://en.wikipedia.org/wiki/Finance_theory" xlink:type="simple">Financ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table:style-name="ce139"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table:style-name="ce139" office:value-type="string" calcext:value-type="string">
            <text:p><text:a xlink:href="https://en.wikipedia.org/wiki/Financial_mathematics" xlink:type="simple">Financial mathematics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table:style-name="ce185"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table:style-name="ce100" office:value-type="string" calcext:value-type="string">
            <text:p><text:a xlink:href="https://en.wikipedia.org/wiki/Biology" xlink:type="simple">Bi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table:style-name="ce90" office:value-type="string" calcext:value-type="string">
            <text:p><text:a xlink:href="https://en.wikipedia.org/wiki/Statistical_mechanics" xlink:type="simple">Statistical mechanics</text:a></text:p>
          </table:table-cell>
        </table:table-row>
      </table:table>
      <table:table table:name="Complex analysi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09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 – I</text:p>
          </table:table-cell>
          <table:table-cell table:style-name="ce109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109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</table:table-row>
      </table:table>
      <table:table table:name="Discrete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/>
        </table:table-row>
        <table:table-row table:style-name="ro1">
          <table:table-cell table:style-name="ce220" office:value-type="string" calcext:value-type="string" table:number-columns-spanned="2" table:number-rows-spanned="1">
            <text:p><text:a xlink:href="https://en.wikipedia.org/wiki/Combinatorics" xlink:type="simple">Combinatorics</text:a></text:p>
          </table:table-cell>
          <table:covered-table-cell/>
        </table:table-row>
        <table:table-row table:style-name="ro1">
          <table:table-cell table:style-name="ce220" office:value-type="string" calcext:value-type="string">
            <text:p>A – K</text:p>
          </table:table-cell>
          <table:table-cell table:style-name="ce220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office:value-type="string" calcext:value-type="string">
            <text:p><text:a xlink:href="https://en.wikipedia.org/wiki/Sperner%27s_theorem" xlink:type="simple">Sper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office:value-type="string" calcext:value-type="string">
            <text:p><text:a xlink:href="https://en.wikipedia.org/wiki/Star_of_David_theorem" xlink:type="simple">Star of Davi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office:value-type="string" calcext:value-type="string">
            <text:p><text:a xlink:href="https://en.wikipedia.org/wiki/Szemerédi%27s_theorem" xlink:type="simple">Szemeréd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/>
        </table:table-row>
        <table:table-row table:style-name="ro1">
          <table:table-cell table:style-name="ce74" office:value-type="string" calcext:value-type="string" table:number-columns-spanned="2" table:number-rows-spanned="1">
            <text:p><text:span text:style-name="T2"><text:a xlink:href="https://en.wikipedia.org/wiki/Combinatorics" xlink:type="simple">Combinatorics</text:a></text:span><text:span text:style-name="T2"> - </text:span>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table:style-name="ce221" office:value-type="string" calcext:value-type="string">
            <text:p><text:a xlink:href="https://en.wikipedia.org/wiki/Combinatorial_game_theory" xlink:type="simple">Combinatorial game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table:style-name="ce90"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table:style-name="ce90" office:value-type="string" calcext:value-type="string">
            <text:p><text:a xlink:href="https://en.wikipedia.org/wiki/Enumerative_combinatorics" xlink:type="simple">Enumerative combinatorics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Ramsey_theory" xlink:type="simple">Ramse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office:value-type="string" calcext:value-type="string">
            <text:p><text:a xlink:href="https://en.wikipedia.org/wiki/Schur%27s_theorem" xlink:type="simple">Schu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</text:p>
          </table:table-cell>
          <table:covered-table-cell/>
        </table:table-row>
        <table:table-row table:style-name="ro1">
          <table:table-cell table:style-name="ce209" office:value-type="string" calcext:value-type="string">
            <text:p>B – K</text:p>
          </table:table-cell>
          <table:table-cell table:style-name="ce209" office:value-type="string" calcext:value-type="string">
            <text:p>M – W</text:p>
          </table:table-cell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office:value-type="string" calcext:value-type="string">
            <text:p><text:a xlink:href="https://en.wikipedia.org/wiki/Menger%27s_theorem" xlink:type="simple">Me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office:value-type="string" calcext:value-type="string">
            <text:p><text:a xlink:href="https://en.wikipedia.org/wiki/Mycielski%27s_theorem" xlink:type="simple">Mycielsk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office:value-type="string" calcext:value-type="string">
            <text:p><text:a xlink:href="https://en.wikipedia.org/wiki/Ore%27s_theorem" xlink:type="simple">Or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office:value-type="string" calcext:value-type="string">
            <text:p><text:a xlink:href="https://en.wikipedia.org/wiki/Perfect_graph_theorem" xlink:type="simple">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office:value-type="string" calcext:value-type="string">
            <text:p><text:a xlink:href="https://en.wikipedia.org/wiki/Perlis_theorem" xlink:type="simple">Perl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office:value-type="string" calcext:value-type="string">
            <text:p><text:a xlink:href="https://en.wikipedia.org/wiki/Robbins_theorem" xlink:type="simple">Robbin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office:value-type="string" calcext:value-type="string">
            <text:p><text:a xlink:href="https://en.wikipedia.org/wiki/Schnyder%27s_theorem" xlink:type="simple">Schnyd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office:value-type="string" calcext:value-type="string">
            <text:p><text:a xlink:href="https://en.wikipedia.org/wiki/Schwenk%27s_theorem" xlink:type="simple">Schwen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office:value-type="string" calcext:value-type="string">
            <text:p><text:a xlink:href="https://en.wikipedia.org/wiki/Steinitz_theorem" xlink:type="simple">Steinit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office:value-type="string" calcext:value-type="string">
            <text:p><text:a xlink:href="https://en.wikipedia.org/wiki/Turán%27s_theorem" xlink:type="simple">Turá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office:value-type="string" calcext:value-type="string">
            <text:p><text:a xlink:href="https://en.wikipedia.org/wiki/Tutte_theorem" xlink:type="simple">Tutt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office:value-type="string" calcext:value-type="string">
            <text:p><text:a xlink:href="https://en.wikipedia.org/wiki/Wagner%27s_theorem" xlink:type="simple">Wagn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/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Graph_theory" xlink:type="simple">Graph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table:style-name="ce167"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office:value-type="string" calcext:value-type="string">
            <text:p><text:a xlink:href="https://en.wikipedia.org/wiki/Pasch%27s_theorem" xlink:type="simple">Pas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/>
        </table:table-row>
        <table:table-row table:style-name="ro1">
          <table:table-cell table:style-name="ce86" office:value-type="string" calcext:value-type="string" table:number-columns-spanned="2" table:number-rows-spanned="1">
            <text:p><text:a xlink:href="https://en.wikipedia.org/wiki/Order_theory" xlink:type="simple">Order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table:style-name="ce180" office:value-type="string" calcext:value-type="string">
            <text:p><text:a xlink:href="https://en.wikipedia.org/wiki/Ordered_group" xlink:type="simple">Ordered groups</text:a></text:p>
          </table:table-cell>
        </table:table-row>
        <table:table-row table:style-name="ro1">
          <table:table-cell table:style-name="ce88" office:value-type="string" calcext:value-type="string" table:number-columns-spanned="2" table:number-rows-spanned="1">
            <text:p><text:a xlink:href="https://en.wikipedia.org/wiki/Game_theory" xlink:type="simple">Game theory</text:a></text:p>
          </table:table-cell>
          <table:covered-table-cell table:style-name="ce163" office:value-type="string" calcext:value-type="string">
            <text:p><text:a xlink:href="https://en.wikipedia.org/wiki/Game_theory" xlink:type="simple">Game theo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office:value-type="string" calcext:value-type="string">
            <text:p><text:a xlink:href="https://en.wikipedia.org/wiki/Morton%27s_theorem" xlink:type="simple">Mort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/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screte_mathematics" xlink:type="simple">Discrete mathematics</text:a> - Other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table:style-name="ce133" office:value-type="string" calcext:value-type="string">
            <text:p><text:a xlink:href="https://en.wikipedia.org/wiki/Genetic_algorithm" xlink:type="simple">Genetic algorithm</text:a></text:p>
          </table:table-cell>
        </table:table-row>
      </table:table>
      <table:table table:name="Functional analysis Theorem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26" office:value-type="string" calcext:value-type="string" table:number-columns-spanned="2" table:number-rows-spanned="1">
            <text:p><text:a xlink:href="https://en.wikipedia.org/wiki/Functional_analysis" xlink:type="simple">Functional analysis</text:a></text:p>
          </table:table-cell>
          <table:covered-table-cell/>
        </table:table-row>
        <table:table-row table:style-name="ro1">
          <table:table-cell table:style-name="ce226" office:value-type="string" calcext:value-type="string">
            <text:p>A – L</text:p>
          </table:table-cell>
          <table:table-cell table:style-name="ce226" office:value-type="string" calcext:value-type="string">
            <text:p>M – V</text:p>
          </table:table-cell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office:value-type="string" calcext:value-type="string">
            <text:p><text:a xlink:href="https://en.wikipedia.org/wiki/Marcinkiewicz_theorem" xlink:type="simple">Marcinkiewic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office:value-type="string" calcext:value-type="string">
            <text:p><text:a xlink:href="https://en.wikipedia.org/wiki/Mercer%27s_theorem" xlink:type="simple">Merc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office:value-type="string" calcext:value-type="string">
            <text:p><text:a xlink:href="https://en.wikipedia.org/wiki/Min-max_theorem" xlink:type="simple">Min-max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office:value-type="string" calcext:value-type="string">
            <text:p><text:a xlink:href="https://en.wikipedia.org/wiki/Minlos%27s_theorem" xlink:type="simple">Minlo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office:value-type="string" calcext:value-type="string">
            <text:p><text:a xlink:href="https://en.wikipedia.org/wiki/Peetre_theorem" xlink:type="simple">Peet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office:value-type="string" calcext:value-type="string">
            <text:p><text:a xlink:href="https://en.wikipedia.org/wiki/Riesz–Thorin_theorem" xlink:type="simple">Riesz–Thor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office:value-type="string" calcext:value-type="string">
            <text:p><text:a xlink:href="https://en.wikipedia.org/wiki/Sazonov%27s_theorem" xlink:type="simple">Sazon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office:value-type="string" calcext:value-type="string">
            <text:p><text:a xlink:href="https://en.wikipedia.org/wiki/Spectral_theorem" xlink:type="simple">Spectr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office:value-type="string" calcext:value-type="string">
            <text:p><text:a xlink:href="https://en.wikipedia.org/wiki/Trudinger%27s_theorem" xlink:type="simple">Truding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/>
        </table:table-row>
        <table:table-row table:style-name="ro1">
          <table:table-cell table:style-name="ce77" office:value-type="string" calcext:value-type="string" table:number-columns-spanned="2" table:number-rows-spanned="1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/>
        </table:table-row>
        <table:table-row table:style-name="ro1">
          <table:table-cell table:style-name="ce228" office:value-type="string" calcext:value-type="string" table:number-columns-spanned="2" table:number-rows-spanned="1">
            <text:p><text:a xlink:href="https://en.wikipedia.org/wiki/Operator_theory" xlink:type="simple">Operator theory</text:a></text:p>
          </table:table-cell>
          <table:covered-table-cell/>
        </table:table-row>
        <table:table-row table:style-name="ro1">
          <table:table-cell table:style-name="ce228" office:value-type="string" calcext:value-type="string">
            <text:p>A – B</text:p>
          </table:table-cell>
          <table:table-cell table:style-name="ce228" office:value-type="string" calcext:value-type="string">
            <text:p>C – V</text:p>
          </table:table-cell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office:value-type="string" calcext:value-type="string">
            <text:p><text:a xlink:href="https://en.wikipedia.org/wiki/Von_Neumann%27s_theorem" xlink:type="simple">Von Neuman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/>
        </table:table-row>
        <table:table-row table:style-name="ro1">
          <table:table-cell table:style-name="ce114" office:value-type="string" calcext:value-type="string" table:number-columns-spanned="2" table:number-rows-spanned="1">
            <text:p><text:a xlink:href="https://en.wikipedia.org/wiki/Von_Neumann_algebra" xlink:type="simple">Von Neumann algebra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table:style-name="ce115" office:value-type="string" calcext:value-type="string">
            <text:p><text:a xlink:href="https://en.wikipedia.org/wiki/Von_Neumann_algebra" xlink:type="simple">Von Neumann algebra</text:a></text:p>
          </table:table-cell>
        </table:table-row>
        <table:table-row table:style-name="ro1">
          <table:table-cell table:style-name="ce209" office:value-type="string" calcext:value-type="string" table:number-columns-spanned="2" table:number-rows-spanned="1">
            <text:p><text:a xlink:href="https://en.wikipedia.org/wiki/Functional_analysis" xlink:type="simple">Functional analysi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table:style-name="ce167" office:value-type="string" calcext:value-type="string">
            <text:p><text:a xlink:href="https://en.wikipedia.org/wiki/Banach_algebra" xlink:type="simple">Banach algeb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table:style-name="ce167" office:value-type="string" calcext:value-type="string">
            <text:p><text:a xlink:href="https://en.wikipedia.org/wiki/Banach_space" xlink:type="simple">Banach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table:style-name="ce167" office:value-type="string" calcext:value-type="string">
            <text:p><text:a xlink:href="https://en.wikipedia.org/wiki/Hardy_space" xlink:type="simple">Hardy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table:style-name="ce167" office:value-type="string" calcext:value-type="string">
            <text:p><text:a xlink:href="https://en.wikipedia.org/wiki/Normed_vector_space" xlink:type="simple">Normed vector spac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table:style-name="ce167" office:value-type="string" calcext:value-type="string">
            <text:p><text:a xlink:href="https://en.wikipedia.org/wiki/Operator_algebra" xlink:type="simple">Operator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table:style-name="ce167" office:value-type="string" calcext:value-type="string">
            <text:p><text:a xlink:href="https://en.wikipedia.org/wiki/Operator_algebra" xlink:type="simple">Operator algebras</text:a></text:p>
          </table:table-cell>
        </table:table-row>
      </table:table>
      <table:table table:name="Foundations Theorems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<text:a xlink:href="https://en.wikipedia.org/wiki/Category_theory" xlink:type="simple">Categor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/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101" office:value-type="string" calcext:value-type="string">
            <text:p>B – K</text:p>
          </table:table-cell>
          <table:table-cell table:style-name="ce101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  <table:table-row table:style-name="ro1">
          <table:table-cell table:style-name="ce101" office:value-type="string" calcext:value-type="string" table:number-columns-spanned="2" table:number-rows-spanned="1">
            <text:p><text:a xlink:href="https://en.wikipedia.org/wiki/Mathematical_logic" xlink:type="simple">Mathematical logic</text:a> - Other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table:style-name="ce176" office:value-type="string" calcext:value-type="string">
            <text:p><text:a xlink:href="https://en.wikipedia.org/wiki/Formal_language" xlink:type="simple">Formal languag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table:style-name="ce176"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table:style-name="ce176"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table:style-name="ce176"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table:style-name="ce176" office:value-type="string" calcext:value-type="string">
            <text:p><text:a xlink:href="https://en.wikipedia.org/wiki/Proof_theory" xlink:type="simple">Proof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table:style-name="ce176" office:value-type="string" calcext:value-type="string">
            <text:p><text:a xlink:href="https://en.wikipedia.org/wiki/Modal_logic" xlink:type="simple">Modal logic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office:value-type="string" calcext:value-type="string">
            <text:p><text:a xlink:href="https://en.wikipedia.org/wiki/Erdős–Rado_theorem" xlink:type="simple">Erdős–Rado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Set_theory" xlink:type="simple">Set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</table:table-row>
        <table:table-row table:style-name="ro1">
          <table:table-cell table:style-name="ce205" office:value-type="string" calcext:value-type="string" table:number-columns-spanned="2" table:number-rows-spanned="1">
            <text:p><text:a xlink:href="https://en.wikipedia.org/wiki/Model_theory" xlink:type="simple">Model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office:value-type="string" calcext:value-type="string">
            <text:p><text:a xlink:href="https://en.wikipedia.org/wiki/Tennenbaum%27s_theorem" xlink:type="simple">Tennenbau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office:value-type="string" calcext:value-type="string">
            <text:p><text:a xlink:href="https://en.wikipedia.org/wiki/Wilkie%27s_theorem" xlink:type="simple">Wilki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/>
        </table:table-row>
      </table:table>
      <table:table table:name="Geometry Theorems" table:style-name="ta1"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234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34" office:value-type="string" calcext:value-type="string">
            <text:p>A – J</text:p>
          </table:table-cell>
          <table:table-cell table:style-name="ce234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122" office:value-type="string" calcext:value-type="string">
            <text:p>A – H</text:p>
          </table:table-cell>
          <table:table-cell table:style-name="ce12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  <table:table-row table:style-name="ro1">
          <table:table-cell table:style-name="ce242" office:value-type="string" calcext:value-type="string" table:number-columns-spanned="2" table:number-rows-spanned="1">
            <text:p><text:span text:style-name="T3"><text:a xlink:href="https://en.wikipedia.org/wiki/Real_algebraic_geometry" xlink:type="simple">Real algebraic geometry</text:a></text:span></text:p>
          </table:table-cell>
          <table:covered-table-cell table:style-name="ce12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table:style-name="ce184" office:value-type="string" calcext:value-type="string">
            <text:p><text:span text:style-name="T3"><text:a xlink:href="https://en.wikipedia.org/wiki/Real_algebraic_geometry" xlink:type="simple">Real 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table:style-name="ce184" office:value-type="string" calcext:value-type="string">
            <text:p><text:a xlink:href="https://en.wikipedia.org/wiki/Real_closed_field" xlink:type="simple">Real closed fields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Differential_geometry" xlink:type="simple">Differential geometry</text:a></text:span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B – H</text:p>
          </table:table-cell>
          <table:table-cell table:style-name="ce65" office:value-type="string" calcext:value-type="string">
            <text:p>H – S</text:p>
          </table:table-cell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office:value-type="string" calcext:value-type="string">
            <text:p><text:a xlink:href="https://en.wikipedia.org/wiki/Hopf–Rinow_theorem" xlink:type="simple">Hopf–Rinow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office:value-type="string" calcext:value-type="string">
            <text:p><text:a xlink:href="https://en.wikipedia.org/wiki/Lie–Palais_theorem" xlink:type="simple">Lie–Pala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office:value-type="string" calcext:value-type="string">
            <text:p><text:a xlink:href="https://en.wikipedia.org/wiki/Meusnier%27s_theorem" xlink:type="simple">Meusn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office:value-type="string" calcext:value-type="string">
            <text:p><text:a xlink:href="https://en.wikipedia.org/wiki/Myers_theorem" xlink:type="simple">Myer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office:value-type="string" calcext:value-type="string">
            <text:p><text:a xlink:href="https://en.wikipedia.org/wiki/Nash_embedding_theorem" xlink:type="simple">Nash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office:value-type="string" calcext:value-type="string">
            <text:p><text:a xlink:href="https://en.wikipedia.org/wiki/Sard%27s_theorem" xlink:type="simple">S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/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2"><text:a xlink:href="https://en.wikipedia.org/wiki/Differential_geometry" xlink:type="simple">Differential geometr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table:style-name="ce137" office:value-type="string" calcext:value-type="string">
            <text:p><text:a xlink:href="https://en.wikipedia.org/wiki/Foliation" xlink:type="simple">Fol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table:style-name="ce137" office:value-type="string" calcext:value-type="string">
            <text:p><text:a xlink:href="https://en.wikipedia.org/wiki/Symplectic_geometry" xlink:type="simple">Symplectic geometry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1"><text:a xlink:href="https://en.wikipedia.org/wiki/Riemannian_geometry" xlink:type="simple">Riemannian geometry</text:a>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office:value-type="string" calcext:value-type="string">
            <text:p><text:a xlink:href="https://en.wikipedia.org/wiki/Killing–Hopf_theorem" xlink:type="simple">Killing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office:value-type="string" calcext:value-type="string">
            <text:p><text:a xlink:href="https://en.wikipedia.org/wiki/Soul_theorem" xlink:type="simple">Sou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office:value-type="string" calcext:value-type="string">
            <text:p><text:a xlink:href="https://en.wikipedia.org/wiki/Sphere_theorem" xlink:type="simple">Spher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office:value-type="string" calcext:value-type="string">
            <text:p><text:a xlink:href="https://en.wikipedia.org/wiki/Synge%27s_theorem" xlink:type="simple">Sy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office:value-type="string" calcext:value-type="string">
            <text:p><text:a xlink:href="https://en.wikipedia.org/wiki/Toponogov%27s_theorem" xlink:type="simple">Toponogov's theorem</text:a></text:p>
          </table:table-cell>
        </table:table-row>
        <table:table-row table:style-name="ro1">
          <table:table-cell table:style-name="ce122" office:value-type="string" calcext:value-type="string" table:number-columns-spanned="2" table:number-rows-spanned="1">
            <text:p><text:span text:style-name="T2"><text:a xlink:href="https://en.wikipedia.org/wiki/Riemannian_geometry" xlink:type="simple">Riemannian geometry</text:a></text:span><text:span text:style-name="T2"> - Other</text:span></text:p>
          </table:table-cell>
          <table:covered-table-cell table:style-name="ce122" office:value-type="string" calcext:value-type="string">
            <text:p><text:span text:style-name="T1"><text:a xlink:href="https://en.wikipedia.org/wiki/Riemannian_geometry" xlink:type="simple">Riemannian geometry</text:a></text:span></text:p>
          </table:covered-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table:style-name="ce190" office:value-type="string" calcext:value-type="string">
            <text:p><text:a xlink:href="https://en.wikipedia.org/wiki/Conformal_mapping" xlink:type="simple">Conformal mappings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Erdős–Nagy_theorem" xlink:type="simple">Erdős–Nagy theorem</text:a></text:p>
          </table:table-cell>
        </table:table-row>
        <table:table-row table:style-name="ro1">
          <table:table-cell table:style-name="ce70" office:value-type="string" calcext:value-type="string" table:number-columns-spanned="2" table:number-rows-spanned="1">
            <text:p><text:a xlink:href="https://en.wikipedia.org/wiki/Discrete_geometry" xlink:type="simple">Discrete geometry</text:a> - Other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table:style-name="ce251"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table:style-name="ce251" office:value-type="string" calcext:value-type="string">
            <text:p><text:a xlink:href="https://en.wikipedia.org/wiki/Incidence_geometry" xlink:type="simple">Incidence geometry</text:a></text:p>
          </table:table-cell>
        </table:table-row>
        <table:table-row table:style-name="ro1">
          <table:table-cell table:style-name="ce244" office:value-type="string" calcext:value-type="string" table:number-columns-spanned="2" table:number-rows-spanned="1">
            <text:p><text:span text:style-name="T1"><text:a xlink:href="https://en.wikipedia.org/wiki/Euclidean_geometry" xlink:type="simple">Euclidean geometry</text:a></text:span></text:p>
          </table:table-cell>
          <table:covered-table-cell/>
        </table:table-row>
        <table:table-row table:style-name="ro1">
          <table:table-cell table:style-name="ce244" office:value-type="string" calcext:value-type="string">
            <text:p>A – I</text:p>
          </table:table-cell>
          <table:table-cell table:style-name="ce244" office:value-type="string" calcext:value-type="string">
            <text:p>I – V</text:p>
          </table:table-cell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office:value-type="string" calcext:value-type="string">
            <text:p><text:a xlink:href="https://en.wikipedia.org/wiki/Pompeiu%27s_theorem" xlink:type="simple">Pompei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office:value-type="string" calcext:value-type="string">
            <text:p><text:a xlink:href="https://en.wikipedia.org/wiki/Reuschle%27s_theorem" xlink:type="simple">Reuschl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office:value-type="string" calcext:value-type="string">
            <text:p><text:a xlink:href="https://en.wikipedia.org/wiki/Varignon%27s_theorem" xlink:type="simple">Varign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office:value-type="string" calcext:value-type="string">
            <text:p><text:a xlink:href="https://en.wikipedia.org/wiki/Viviani%27s_theorem" xlink:type="simple">Viviani's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1"><text:a xlink:href="https://en.wikipedia.org/wiki/Euclidean_plane_geometry" xlink:type="simple">Euclidean plane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office:value-type="string" calcext:value-type="string">
            <text:p><text:a xlink:href="https://en.wikipedia.org/wiki/Lester%27s_theorem" xlink:type="simple">L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office:value-type="string" calcext:value-type="string">
            <text:p><text:a xlink:href="https://en.wikipedia.org/wiki/Miquel%27s_theorem" xlink:type="simple">Miqu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Pitot_theorem" xlink:type="simple">Pito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office:value-type="string" calcext:value-type="string">
            <text:p><text:a xlink:href="https://en.wikipedia.org/wiki/Six_circles_theorem" xlink:type="simple">Six circle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office:value-type="string" calcext:value-type="string">
            <text:p><text:a xlink:href="https://en.wikipedia.org/wiki/Stewart%27s_theorem" xlink:type="simple">Stewar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</table:table-row>
        <table:table-row table:style-name="ro1">
          <table:table-cell table:style-name="ce75" office:value-type="string" calcext:value-type="string" table:number-columns-spanned="2" table:number-rows-spanned="1">
            <text:p><text:span text:style-name="T2"><text:a xlink:href="https://en.wikipedia.org/wiki/Euclidean_plane_geometry" xlink:type="simple">Euclidean plane geometry</text:a></text:span><text:span text:style-name="T2"> - Other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table:style-name="ce182" office:value-type="string" calcext:value-type="string">
            <text:p><text:a xlink:href="https://en.wikipedia.org/wiki/Quadrilaterals" xlink:type="simple">Quadrilaterals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span text:style-name="T1"><text:a xlink:href="https://en.wikipedia.org/wiki/Solid_geometry" xlink:type="simple">Euclidean Solid geometry</text:a></text:span></text:p>
          </table:table-cell>
          <table:covered-table-cell table:style-name="ce7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table:style-name="ce137" office:value-type="string" calcext:value-type="string">
            <text:p><text:a xlink:href="https://en.wikipedia.org/wiki/Conic" xlink:type="simple">Con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table:style-name="ce137" office:value-type="string" calcext:value-type="string">
            <text:p><text:a xlink:href="https://en.wikipedia.org/wiki/Solid_geometry" xlink:type="simple">Solid geometry</text:a></text:p>
          </table:table-cell>
        </table:table-row>
        <table:table-row table:style-name="ro1">
          <table:table-cell table:style-name="ce76" office:value-type="string" calcext:value-type="string" table:number-columns-spanned="2" table:number-rows-spanned="1">
            <text:p><text:a xlink:href="https://en.wikipedia.org/wiki/Triangle_geometry" xlink:type="simple">Triangl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office:value-type="string" calcext:value-type="string">
            <text:p><text:a xlink:href="https://en.wikipedia.org/wiki/Routh%27s_theorem" xlink:type="simple">Rou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office:value-type="string" calcext:value-type="string">
            <text:p><text:a xlink:href="https://en.wikipedia.org/wiki/Altitude_(triangle)" xlink:type="simple">Symphoni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/>
        </table:table-row>
        <table:table-row table:style-name="ro1">
          <table:table-cell table:style-name="ce124" office:value-type="string" calcext:value-type="string" table:number-columns-spanned="2" table:number-rows-spanned="1">
            <text:p><text:a xlink:href="https://en.wikipedia.org/wiki/Convex_analysis" xlink:type="simple">Conv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office:value-type="string" calcext:value-type="string">
            <text:p><text:a xlink:href="https://en.wikipedia.org/wiki/Moreau%27s_theorem" xlink:type="simple">Moreau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/>
        </table:table-row>
        <table:table-row table:style-name="ro1">
          <table:table-cell table:style-name="ce125" office:value-type="string" calcext:value-type="string" table:number-columns-spanned="2" table:number-rows-spanned="1">
            <text:p><text:a xlink:href="https://en.wikipedia.org/wiki/Convex_geometry" xlink:type="simple">Convex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</table:table-row>
        <table:table-row table:style-name="ro1">
          <table:table-cell table:style-name="ce125" office:value-type="string" calcext:value-type="string" table:number-columns-spanned="2" table:number-rows-spanned="1">
            <text:p>Convex –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table:style-name="ce153" office:value-type="string" calcext:value-type="string">
            <text:p><text:a xlink:href="https://en.wikipedia.org/wiki/Convex_hull" xlink:type="simple">Convex hul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table:style-name="ce153" office:value-type="string" calcext:value-type="string">
            <text:p><text:a xlink:href="https://en.wikipedia.org/wiki/Convex_set" xlink:type="simple">Convex sets</text:a></text:p>
          </table:table-cell>
        </table:table-row>
        <table:table-row table:style-name="ro1">
          <table:table-cell table:style-name="ce126" office:value-type="string" calcext:value-type="string" table:number-columns-spanned="2" table:number-rows-spanned="1">
            <text:p><text:span text:style-name="T1"><text:a xlink:href="https://en.wikipedia.org/wiki/Complex_manifold" xlink:type="simple">Complex manifold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equation" xlink:type="simple">Diophantine equ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Tijdeman%27s_theorem" xlink:type="simple">Tijdeman's theorem</text:a></text:p>
          </table:table-cell>
        </table:table-row>
        <table:table-row table:style-name="ro1">
          <table:table-cell table:style-name="ce79" office:value-type="string" calcext:value-type="string" table:number-columns-spanned="2" table:number-rows-spanned="1">
            <text:p><text:a xlink:href="https://en.wikipedia.org/wiki/Diophantine_geometry" xlink:type="simple">Diophantin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/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Projective_geometry" xlink:type="simple">Projective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office:value-type="string" calcext:value-type="string">
            <text:p><text:a xlink:href="https://en.wikipedia.org/wiki/Intersection_theorem" xlink:type="simple">Inters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/>
        </table:table-row>
        <table:table-row table:style-name="ro1">
          <table:table-cell table:style-name="ce264" office:value-type="string" calcext:value-type="string" table:number-columns-spanned="2" table:number-rows-spanned="1">
            <text:p><text:a xlink:href="https://en.wikipedia.org/wiki/Hyperbolic_geometry" xlink:type="simple">Hyperbolic geomet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table:style-name="ce190"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table:style-name="ce231" office:value-type="string" calcext:value-type="string" table:number-columns-spanned="2" table:number-rows-spanned="1">
            <text:p><text:a xlink:href="https://en.wikipedia.org/wiki/Geometry" xlink:type="simple">Geomet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table:style-name="ce232" office:value-type="string" calcext:value-type="string">
            <text:p><text:a xlink:href="https://en.wikipedia.org/wiki/Absolute_geometry" xlink:type="simple">Absolute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table:style-name="ce232"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table:style-name="ce232"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table:style-name="ce232" office:value-type="string" calcext:value-type="string">
            <text:p><text:a xlink:href="https://en.wikipedia.org/wiki/Algebraic_varieties" xlink:type="simple">Algebraic varie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table:style-name="ce232" office:value-type="string" calcext:value-type="string">
            <text:p><text:a xlink:href="https://en.wikipedia.org/wiki/Complex_geometry" xlink:type="simple">Complex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table:style-name="ce232"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table:style-name="ce232"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table:style-name="ce232"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table:style-name="ce232" office:value-type="string" calcext:value-type="string">
            <text:p><text:a xlink:href="https://en.wikipedia.org/wiki/Trigonometry" xlink:type="simple">Trigonometry</text:a></text:p>
          </table:table-cell>
        </table:table-row>
      </table:table>
      <table:table table:name="Number Theorems" table:style-name="ta1">
        <table:table-column table:style-name="co22" table:default-cell-style-name="Default"/>
        <table:table-column table:style-name="co20" table:default-cell-style-name="Default"/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15 – E</text:p>
          </table:table-cell>
          <table:table-cell table:style-name="ce9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99" office:value-type="string" calcext:value-type="string">
            <text:p>H – P</text:p>
          </table:table-cell>
          <table:table-cell table:style-name="ce9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9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table:style-name="ce169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table:style-name="ce169"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table:style-name="ce169" office:value-type="string" calcext:value-type="string">
            <text:p><text:a xlink:href="https://en.wikipedia.org/wiki/Arithmetic_combinatorics" xlink:type="simple">Arithmetic combinator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table:style-name="ce169" office:value-type="string" calcext:value-type="string">
            <text:p><text:a xlink:href="https://en.wikipedia.org/wiki/Fibonacci_number" xlink:type="simple">Fibonacci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table:style-name="ce169" office:value-type="string" calcext:value-type="string">
            <text:p><text:a xlink:href="https://en.wikipedia.org/wiki/P-adic_analysis" xlink:type="simple">p-adic analysis</text:a></text:p>
          </table:table-cell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</text:p>
          </table:table-cell>
          <table:covered-table-cell/>
        </table:table-row>
        <table:table-row table:style-name="ro1">
          <table:table-cell table:style-name="ce85" office:value-type="string" calcext:value-type="string">
            <text:p>A – G</text:p>
          </table:table-cell>
          <table:table-cell table:style-name="ce85" office:value-type="string" calcext:value-type="string">
            <text:p>L – R</text:p>
          </table:table-cell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Lafforgue%27s_theorem" xlink:type="simple">Lafforgu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office:value-type="string" calcext:value-type="string">
            <text:p><text:a xlink:href="https://en.wikipedia.org/wiki/Reflection_theorem" xlink:type="simple">Reflec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/>
        </table:table-row>
        <table:table-row table:style-name="ro1">
          <table:table-cell table:style-name="ce85" office:value-type="string" calcext:value-type="string" table:number-columns-spanned="2" table:number-rows-spanned="1">
            <text:p><text:a xlink:href="https://en.wikipedia.org/wiki/Algebraic_number_theory" xlink:type="simple">Algebraic number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table:style-name="ce138" office:value-type="string" calcext:value-type="string">
            <text:p><text:a xlink:href="https://en.wikipedia.org/wiki/Cyclotomic_field" xlink:type="simple">Cyclotomic fie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table:style-name="ce138" office:value-type="string" calcext:value-type="string">
            <text:p><text:a xlink:href="https://en.wikipedia.org/wiki/Elliptic_curve" xlink:type="simple">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table:style-name="ce138" office:value-type="string" calcext:value-type="string">
            <text:p><text:span text:style-name="T1"><text:a xlink:href="https://en.wikipedia.org/wiki/Elliptic_curve" xlink:type="simple">Elliptic curve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table:style-name="ce138" office:value-type="string" calcext:value-type="string">
            <text:p><text:a xlink:href="https://en.wikipedia.org/wiki/Local_class_field_theory" xlink:type="simple">Local class field theory</text:a></text:p>
          </table:table-cell>
        </table:table-row>
        <table:table-row table:style-name="ro1">
          <table:table-cell table:style-name="ce256" office:value-type="string" calcext:value-type="string" table:number-columns-spanned="2" table:number-rows-spanned="1">
            <text:p><text:a xlink:href="https://en.wikipedia.org/wiki/Analytic_number_theory" xlink:type="simple">Analytic number theory</text:a></text:p>
          </table:table-cell>
          <table:covered-table-cell/>
        </table:table-row>
        <table:table-row table:style-name="ro1">
          <table:table-cell table:style-name="ce256" office:value-type="string" calcext:value-type="string">
            <text:p>B – J</text:p>
          </table:table-cell>
          <table:table-cell table:style-name="ce256" office:value-type="string" calcext:value-type="string">
            <text:p>M – S</text:p>
          </table:table-cell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office:value-type="string" calcext:value-type="string">
            <text:p><text:a xlink:href="https://en.wikipedia.org/wiki/Maier%27s_theorem" xlink:type="simple">Mai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</table:table-row>
        <table:table-row table:style-name="ro1">
          <table:table-cell table:style-name="ce91" office:value-type="string" calcext:value-type="string" table:number-columns-spanned="2" table:number-rows-spanned="1">
            <text:p><text:a xlink:href="https://en.wikipedia.org/wiki/Transcendental_number_theory" xlink:type="simple">Transcendental 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Diophantine_approximation" xlink:type="simple">Diophantine approxim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office:value-type="string" calcext:value-type="string">
            <text:p><text:a xlink:href="https://en.wikipedia.org/wiki/Subspace_theorem" xlink:type="simple">Subspa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a xlink:href="https://en.wikipedia.org/wiki/Geometry_of_numbers" xlink:type="simple">Geometry of number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office:value-type="string" calcext:value-type="string">
            <text:p><text:a xlink:href="https://en.wikipedia.org/wiki/Minkowski%27s_theorem" xlink:type="simple">Minkowski's theorem</text:a></text:p>
          </table:table-cell>
        </table:table-row>
        <table:table-row table:style-name="ro1">
          <table:table-cell table:style-name="ce240" office:value-type="string" calcext:value-type="string" table:number-columns-spanned="2" table:number-rows-spanned="1">
            <text:p><text:a xlink:href="https://en.wikipedia.org/wiki/Prime_number" xlink:type="simple">Prime Number</text:a> - Classes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table:style-name="ce241" office:value-type="string" calcext:value-type="string">
            <text:p><text:a xlink:href="https://en.wikipedia.org/wiki/Amicable_number" xlink:type="simple">Amicable number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table:style-name="ce241" office:value-type="string" calcext:value-type="string">
            <text:p><text:a xlink:href="https://en.wikipedia.org/wiki/Prime_number" xlink:type="simple">Prime numbers</text:a></text:p>
          </table:table-cell>
        </table:table-row>
      </table:table>
      <table:table table:name="Physics Theorems" table:style-name="ta1">
        <table:table-column table:style-name="co23" table:default-cell-style-name="Default"/>
        <table:table-column table:style-name="co16" table:default-cell-style-name="Default"/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65" office:value-type="string" calcext:value-type="string">
            <text:p>A – K</text:p>
          </table:table-cell>
          <table:table-cell table:style-name="ce65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Physics" xlink:type="simple">Physic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table:style-name="ce137"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table:style-name="ce137"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table:style-name="ce137" office:value-type="string" calcext:value-type="string">
            <text:p><text:a xlink:href="https://en.wikipedia.org/wiki/Clebsch–Gordan_coefficients" xlink:type="simple">Clebsch–Gordan coeffici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table:style-name="ce137" office:value-type="string" calcext:value-type="string">
            <text:p><text:a xlink:href="https://en.wikipedia.org/wiki/Density_functional_theory" xlink:type="simple">Density functional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table:style-name="ce137" office:value-type="string" calcext:value-type="string">
            <text:p><text:a xlink:href="https://en.wikipedia.org/wiki/Dimensional_analysis" xlink:type="simple">Dimensional analysi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table:style-name="ce137"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table:style-name="ce137" office:value-type="string" calcext:value-type="string">
            <text:p><text:a xlink:href="https://en.wikipedia.org/wiki/Fluid_dynamics" xlink:type="simple">Fluid dynamics</text:a></text:p>
          </table:table-cell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table:style-name="ce137" office:value-type="string" calcext:value-type="string">
            <text:p><text:a xlink:href="https://en.wikipedia.org/wiki/Hamiltonian_mechanics" xlink:type="simple">Hamiltonian mechanics</text:a></text:p>
          </table:table-cell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table:style-name="ce137"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table:style-name="ce137"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table:style-name="ce137" office:value-type="string" calcext:value-type="string">
            <text:p><text:a xlink:href="https://en.wikipedia.org/wiki/Local_quantum_field_theory" xlink:type="simple">Local quantum field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table:style-name="ce137" office:value-type="string" calcext:value-type="string">
            <text:p><text:a xlink:href="https://en.wikipedia.org/wiki/Nuclear_physics" xlink:type="simple">Nuclear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table:style-name="ce137" office:value-type="string" calcext:value-type="string">
            <text:p><text:a xlink:href="https://en.wikipedia.org/wiki/Statics" xlink:type="simple">St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table:style-name="ce137" office:value-type="string" calcext:value-type="string">
            <text:p><text:a xlink:href="https://en.wikipedia.org/wiki/Structural_analysis" xlink:type="simple">Structural analysis</text:a></text:p>
          </table:table-cell>
        </table:table-row>
      </table:table>
      <table:table table:name="Topology Theorem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61" office:value-type="string" calcext:value-type="string" table:number-columns-spanned="2" table:number-rows-spanned="1">
            <text:p><text:span text:style-name="T1"><text:a xlink:href="https://en.wikipedia.org/wiki/Topology" xlink:type="simple">Topology</text:a></text:span></text:p>
          </table:table-cell>
          <table:covered-table-cell/>
        </table:table-row>
        <table:table-row table:style-name="ro1">
          <table:table-cell table:style-name="ce261" office:value-type="string" calcext:value-type="string">
            <text:p>B – J</text:p>
          </table:table-cell>
          <table:table-cell table:style-name="ce261" office:value-type="string" calcext:value-type="string">
            <text:p>L – T</text:p>
          </table:table-cell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office:value-type="string" calcext:value-type="string">
            <text:p><text:a xlink:href="https://en.wikipedia.org/wiki/Parovicenko%27s_theorem" xlink:type="simple">Parovicenk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office:value-type="string" calcext:value-type="string">
            <text:p><text:a xlink:href="https://en.wikipedia.org/wiki/Stone–Tukey_theorem" xlink:type="simple">Stone–Tuke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</table:table-row>
        <table:table-row table:style-name="ro1">
          <table:table-cell table:style-name="ce263" office:value-type="string" calcext:value-type="string" table:number-columns-spanned="2" table:number-rows-spanned="1">
            <text:p><text:span text:style-name="T1"><text:a xlink:href="https://en.wikipedia.org/wiki/Algebraic_topology" xlink:type="simple">Algebraic topology</text:a></text:span></text:p>
          </table:table-cell>
          <table:covered-table-cell/>
        </table:table-row>
        <table:table-row table:style-name="ro1">
          <table:table-cell table:style-name="ce263" office:value-type="string" calcext:value-type="string">
            <text:p>A – L</text:p>
          </table:table-cell>
          <table:table-cell table:style-name="ce263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office:value-type="string" calcext:value-type="string">
            <text:p><text:a xlink:href="https://en.wikipedia.org/wiki/Leray–Hirsch_theorem" xlink:type="simple">Leray–Hirs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office:value-type="string" calcext:value-type="string">
            <text:p><text:a xlink:href="https://en.wikipedia.org/wiki/Regular_homotopy" xlink:type="simple">Whitney–Graustein Theorem</text:a></text:p>
          </table:table-cell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covered-table-cell table:style-name="ce73"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/>
        </table:table-row>
        <table:table-row table:style-name="ro1">
          <table:table-cell table:style-name="ce94" office:value-type="string" calcext:value-type="string" table:number-columns-spanned="2" table:number-rows-spanned="1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/>
        </table:table-row>
        <table:table-row table:style-name="ro1">
          <table:table-cell table:style-name="ce67" office:value-type="string" calcext:value-type="string" table:number-columns-spanned="2" table:number-rows-spanned="1">
            <text:p><text:a xlink:href="https://en.wikipedia.org/wiki/Differential_topology" xlink:type="simple">Differential topology</text:a>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A – H</text:p>
          </table:table-cell>
          <table:table-cell table:style-name="ce67" office:value-type="string" calcext:value-type="string">
            <text:p>P – W</text:p>
          </table:table-cell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office:value-type="string" calcext:value-type="string">
            <text:p><text:a xlink:href="https://en.wikipedia.org/wiki/Preimage_theorem" xlink:type="simple">Preima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General_topology" xlink:type="simple">General Topology</text:a></text:p>
          </table:table-cell>
          <table:covered-table-cell/>
        </table:table-row>
        <table:table-row table:style-name="ro1">
          <table:table-cell table:style-name="ce92" office:value-type="string" calcext:value-type="string">
            <text:p>B – N</text:p>
          </table:table-cell>
          <table:table-cell table:style-name="ce92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Tychonoff%27s_theorem" xlink:type="simple">Tychonoff's theorem</text:a></text:p>
          </table:table-cell>
        </table:table-row>
        <table:table-row table:style-name="ro1">
          <table:table-cell table:style-name="ce266" office:value-type="string" calcext:value-type="string" table:number-columns-spanned="2" table:number-rows-spanned="1">
            <text:p><text:a xlink:href="https://en.wikipedia.org/wiki/Geometric_topology" xlink:type="simple">Geometric topology</text:a></text:p>
          </table:table-cell>
          <table:covered-table-cell/>
        </table:table-row>
        <table:table-row table:style-name="ro1">
          <table:table-cell table:style-name="ce266" office:value-type="string" calcext:value-type="string">
            <text:p>B – L</text:p>
          </table:table-cell>
          <table:table-cell table:style-name="ce266" office:value-type="string" calcext:value-type="string">
            <text:p>N – W</text:p>
          </table:table-cell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office:value-type="string" calcext:value-type="string">
            <text:p><text:a xlink:href="https://en.wikipedia.org/wiki/Rokhlin%27s_theorem" xlink:type="simple">Rokhl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office:value-type="string" calcext:value-type="string">
            <text:p><text:a xlink:href="https://en.wikipedia.org/wiki/Heegaard_splitting" xlink:type="simple">Waldhausen's theorem</text:a></text:p>
          </table:table-cell>
        </table:table-row>
        <table:table-row table:style-name="ro1">
          <table:table-cell table:style-name="ce266" office:value-type="string" calcext:value-type="string" table:number-columns-spanned="2" table:number-rows-spanned="1">
            <text:p><text:span text:style-name="T2"><text:a xlink:href="https://en.wikipedia.org/wiki/Geometric_topology" xlink:type="simple">Geometric topology</text:a></text:span><text:span text:style-name="T2"> - </text:span><text:span text:style-name="T2"><text:a xlink:href="https://en.wikipedia.org/wiki/3-manifold" xlink:type="simple">3-manifolds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Tameness_conjecture" xlink:type="simple">Tame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/>
        </table:table-row>
        <table:table-row table:style-name="ro1">
          <table:table-cell table:style-name="ce113" office:value-type="string" calcext:value-type="string" table:number-columns-spanned="2" table:number-rows-spanned="1">
            <text:p><text:a xlink:href="https://en.wikipedia.org/wiki/Symplectic_topology" xlink:type="simple">Symplectic topology</text:a></text:p>
          </table:table-cell>
          <table:covered-table-cell table:style-name="ce170" office:value-type="string" calcext:value-type="string">
            <text:p><text:a xlink:href="https://en.wikipedia.org/wiki/Symplectic_topology" xlink:type="simple">Symplectic topology</text:a></text:p>
          </table:covered-table-cell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office:value-type="string" calcext:value-type="string">
            <text:p><text:a xlink:href="https://en.wikipedia.org/wiki/Lee_Hwa_Chung_theorem" xlink:type="simple">Lee Hwa Chung theorem</text:a></text:p>
          </table:table-cell>
        </table:table-row>
        <table:table-row table:style-name="ro1">
          <table:table-cell table:style-name="ce215" office:value-type="string" calcext:value-type="string" table:number-columns-spanned="2" table:number-rows-spanned="1">
            <text:p><text:a xlink:href="https://en.wikipedia.org/wiki/Homology_theory" xlink:type="simple">Homolog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office:value-type="string" calcext:value-type="string">
            <text:p><text:a xlink:href="https://en.wikipedia.org/wiki/Whitehead_theorem" xlink:type="simple">Whitehead theorem</text:a></text:p>
          </table:table-cell>
        </table:table-row>
        <table:table-row table:style-name="ro1">
          <table:table-cell table:style-name="ce131" office:value-type="string" calcext:value-type="string" table:number-columns-spanned="2" table:number-rows-spanned="1">
            <text:p><text:span text:style-name="T2"><text:a xlink:href="https://en.wikipedia.org/wiki/Topology" xlink:type="simple">Topology</text:a></text:span><text:span text:style-name="T2"> - Other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table:style-name="ce198" office:value-type="string" calcext:value-type="string">
            <text:p><text:a xlink:href="https://en.wikipedia.org/wiki/Topological_space" xlink:type="simple">Topological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table:style-name="ce198"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table:style-name="ce198" office:value-type="string" calcext:value-type="string">
            <text:p><text:a xlink:href="https://en.wikipedia.org/wiki/Continuum_theory" xlink:type="simple">Continuum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table:style-name="ce198" office:value-type="string" calcext:value-type="string">
            <text:p><text:a xlink:href="https://en.wikipedia.org/wiki/Curve" xlink:type="simple">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table:style-name="ce198" office:value-type="string" calcext:value-type="string">
            <text:p><text:a xlink:href="https://en.wikipedia.org/wiki/Differential_manifold" xlink:type="simple">Differential manifol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table:style-name="ce198" office:value-type="string" calcext:value-type="string">
            <text:p><text:a xlink:href="https://en.wikipedia.org/wiki/Dimension_theory" xlink:type="simple">Dimension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table:style-name="ce198" office:value-type="string" calcext:value-type="string">
            <text:p><text:a xlink:href="https://en.wikipedia.org/wiki/Knot_theory" xlink:type="simple">Knot theo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262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262" office:value-type="string" calcext:value-type="string">
            <text:p><text:a xlink:href="https://en.wikipedia.org/wiki/Metric_geometry" xlink:type="simple">Metric geometry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table:style-name="ce198"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table:style-name="ce198" office:value-type="string" calcext:value-type="string">
            <text:p><text:a xlink:href="https://en.wikipedia.org/wiki/Polyhedra" xlink:type="simple">Polyhedr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table:style-name="ce198" office:value-type="string" calcext:value-type="string">
            <text:p><text:a xlink:href="https://en.wikipedia.org/wiki/Vector_bundles" xlink:type="simple">Vector bundl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table:style-name="ce198" office:value-type="string" calcext:value-type="string">
            <text:p><text:a xlink:href="https://en.wikipedia.org/wiki/Vector_bundles" xlink:type="simple">Vector bundles</text:a></text:p>
          </table:table-cell>
        </table:table-row>
      </table:table>
      <table:table table:name="Computer science Theorem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Computer_science" xlink:type="simple">Computer science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office:value-type="string" calcext:value-type="string">
            <text:p><text:a xlink:href="https://en.wikipedia.org/wiki/Ugly_duckling_theorem" xlink:type="simple">Ugly duckling theorem</text:a>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<text:span text:style-name="T1"><text:a xlink:href="https://en.wikipedia.org/wiki/Theoretical_computer_science" xlink:type="simple">Theoretical computer science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/>
        </table:table-row>
        <table:table-row table:style-name="ro1">
          <table:table-cell table:style-name="ce104" office:value-type="string" calcext:value-type="string" table:number-columns-spanned="2" table:number-rows-spanned="1">
            <text:p><text:a xlink:href="https://en.wikipedia.org/wiki/Computational_complexity_theory" xlink:type="simple">Computational complexity theory</text:a>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office:value-type="string" calcext:value-type="string">
            <text:p><text:a xlink:href="https://en.wikipedia.org/wiki/Savitch%27s_theorem" xlink:type="simple">Savit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office:value-type="string" calcext:value-type="string">
            <text:p><text:a xlink:href="https://en.wikipedia.org/wiki/Linear_speedup_theorem" xlink:type="simple">Speedu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office:value-type="string" calcext:value-type="string">
            <text:p><text:a xlink:href="https://en.wikipedia.org/wiki/Time_hierarchy_theorem" xlink:type="simple">Time hierarch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office:value-type="string" calcext:value-type="string">
            <text:p><text:a xlink:href="https://en.wikipedia.org/wiki/Toda%27s_theorem" xlink:type="simple">Tod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/>
        </table:table-row>
        <table:table-row table:style-name="ro1">
          <table:table-cell table:style-name="ce87" office:value-type="string" calcext:value-type="string" table:number-columns-spanned="2" table:number-rows-spanned="1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/>
        </table:table-row>
        <table:table-row table:style-name="ro1">
          <table:table-cell table:style-name="ce236" office:value-type="string" calcext:value-type="string" table:number-columns-spanned="2" table:number-rows-spanned="1">
            <text:p><text:span text:style-name="T1"><text:a xlink:href="https://en.wikipedia.org/wiki/Recursion_theory" xlink:type="simple">Recursion theory</text:a></text:span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a xlink:href="https://en.wikipedia.org/wiki/Smn_theorem" xlink:type="simple">Sm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2" table:number-rows-spanned="1">
            <text:p>Information theory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</table:table-row>
        <table:table-row table:style-name="ro1">
          <table:table-cell table:style-name="ce65" office:value-type="string" calcext:value-type="string" table:number-columns-spanned="2" table:number-rows-spanned="1">
            <text:p><text:a xlink:href="https://en.wikipedia.org/wiki/Computational_mathematics" xlink:type="simple">Computational mathematics</text:a> - Other</text:p>
          </table:table-cell>
          <table:covered-table-cell table:style-name="ce149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span text:style-name="T1"><text:a xlink:href="https://en.wikipedia.org/wiki/Coding_theory" xlink:type="simple">Coding theory</text:a></text:span></text:p>
          </table:table-cell>
        </table:table-row>
      </table:table>
      <table:table table:name="Other Theorem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office:value-type="string" calcext:value-type="string">
            <text:p><text:a xlink:href="https://en.wikipedia.org/wiki/Liénard%27s_theorem" xlink:type="simple">Liéna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office:value-type="string" calcext:value-type="string">
            <text:p><text:a xlink:href="https://en.wikipedia.org/wiki/Peixoto%27s_theorem" xlink:type="simple">Peixoto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office:value-type="string" calcext:value-type="string">
            <text:p><text:a xlink:href="https://en.wikipedia.org/wiki/Sarkovskii%27s_theorem" xlink:type="simple">Sarkovskii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office:value-type="string" calcext:value-type="string">
            <text:p><text:a xlink:href="https://en.wikipedia.org/wiki/Takens%27s_theorem" xlink:type="simple">Taken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/>
        </table:table-row>
        <table:table-row table:style-name="ro1">
          <table:table-cell table:style-name="ce237" office:value-type="string" calcext:value-type="string" table:number-columns-spanned="2" table:number-rows-spanned="1">
            <text:p><text:a xlink:href="https://en.wikipedia.org/wiki/Dynamical_system" xlink:type="simple">Dynamical systems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table:style-name="ce156" office:value-type="string" calcext:value-type="string">
            <text:p><text:a xlink:href="https://en.wikipedia.org/wiki/Cellular_automata" xlink:type="simple">Cellular automata</text:a></text:p>
          </table:table-cell>
        </table:table-row>
        <table:table-row table:style-name="ro1">
          <table:table-cell table:style-name="ce103" office:value-type="string" calcext:value-type="string" table:number-columns-spanned="2" table:number-rows-spanned="1">
            <text:p><text:a xlink:href="https://en.wikipedia.org/wiki/Ergodic_theory" xlink:type="simple">Ergodic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office:value-type="string" calcext:value-type="string">
            <text:p><text:a xlink:href="https://en.wikipedia.org/wiki/Ornstein_theorem" xlink:type="simple">Orn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office:value-type="string" calcext:value-type="string">
            <text:p><text:a xlink:href="https://en.wikipedia.org/wiki/Ratner%27s_theorems" xlink:type="simple">Ratner's theorems</text:a></text:p>
          </table:table-cell>
        </table:table-row>
        <table:table-row table:style-name="ro1">
          <table:table-cell table:style-name="ce92" office:value-type="string" calcext:value-type="string" table:number-columns-spanned="2" table:number-rows-spanned="1">
            <text:p><text:a xlink:href="https://en.wikipedia.org/wiki/Quantum_computation" xlink:type="simple">Quantum computation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No-cloning_theorem" xlink:type="simple">No cloning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office:value-type="string" calcext:value-type="string">
            <text:p><text:a xlink:href="https://en.wikipedia.org/wiki/Haag%27s_theorem" xlink:type="simple">Haa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</table:table-row>
        <table:table-row table:style-name="ro1">
          <table:table-cell table:style-name="ce238" office:value-type="string" calcext:value-type="string" table:number-columns-spanned="2" table:number-rows-spanned="1">
            <text:p><text:a xlink:href="https://en.wikipedia.org/wiki/Quantum_field_theory" xlink:type="simple">Quantum field theory</text:a> - Other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</table:table-row>
        <table:table-row table:style-name="ro1">
          <table:table-cell table:style-name="ce239" office:value-type="string" calcext:value-type="string" table:number-columns-spanned="2" table:number-rows-spanned="1">
            <text:p><text:a xlink:href="https://en.wikipedia.org/wiki/Queueing_theory" xlink:type="simple">Queueing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/>
        </table:table-row>
        <table:table-row table:style-name="ro1">
          <table:table-cell table:style-name="ce110" office:value-type="string" calcext:value-type="string" table:number-columns-spanned="2" table:number-rows-spanned="1">
            <text:p><text:a xlink:href="https://en.wikipedia.org/wiki/Thermodynamics" xlink:type="simple">Thermodynamic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H-theorem" xlink:type="simple">H-theorem</text:a></text:p>
          </table:table-cell>
        </table:table-row>
        <table:table-row table:style-name="ro1">
          <table:table-cell table:style-name="ce264" office:value-type="string" calcext:value-type="string" table:number-columns-spanned="2" table:number-rows-spanned="1">
            <text:p><text:a xlink:href="https://en.wikipedia.org/wiki/Electromagnetism" xlink:type="simple">Electromagnetism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table:style-name="ce190" office:value-type="string" calcext:value-type="string">
            <text:p><text:a xlink:href="https://en.wikipedia.org/wiki/Electrical_network" xlink:type="simple">Electrical network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table:style-name="ce190" office:value-type="string" calcext:value-type="string">
            <text:p><text:a xlink:href="https://en.wikipedia.org/wiki/Electrostatics" xlink:type="simple">Electrostatics</text:a></text:p>
          </table:table-cell>
        </table:table-row>
        <table:table-row table:style-name="ro1">
          <table:table-cell table:style-name="ce240" office:value-type="string" calcext:value-type="string" table:number-columns-spanned="2" table:number-rows-spanned="1">
            <text:p>Other Theorems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table:style-name="ce241"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table:style-name="ce241" office:value-type="string" calcext:value-type="string">
            <text:p><text:a xlink:href="https://en.wikipedia.org/wiki/Neural_networks" xlink:type="simple">Neural network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table:style-name="ce241" office:value-type="string" calcext:value-type="string">
            <text:p><text:a xlink:href="https://en.wikipedia.org/wiki/Paper_folding" xlink:type="simple">Paper folding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table:style-name="ce241" office:value-type="string" calcext:value-type="string">
            <text:p><text:a xlink:href="https://en.wikipedia.org/wiki/Philosophy_of_mathematics" xlink:type="simple">Philosophy of mathema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table:style-name="ce241" office:value-type="string" calcext:value-type="string">
            <text:p><text:a xlink:href="https://en.wikipedia.org/wiki/Politics" xlink:type="simple">Politic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table:style-name="ce136" office:value-type="string" calcext:value-type="string">
            <text:p><text:a xlink:href="https://en.wikipedia.org/wiki/Relational_model" xlink:type="simple">Relational mod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table:style-name="ce241" office:value-type="string" calcext:value-type="string">
            <text:p><text:a xlink:href="https://en.wikipedia.org/wiki/Voting_method" xlink:type="simple">Voting method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table:style-name="ce241" office:value-type="string" calcext:value-type="string">
            <text:p><text:a xlink:href="https://en.wikipedia.org/wiki/Voting_theory" xlink:type="simple">Voting theory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9" table:target-range-address="'Number Theorems'.A3:'Number Theorems'.D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9:36:01.0430913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7T20:54:32.555087827</dc:date>
    <meta:editing-duration>PT13H8M58S</meta:editing-duration>
    <meta:editing-cycles>197</meta:editing-cycles>
    <meta:generator>LibreOffice/7.2.1.2$Linux_X86_64 LibreOffice_project/20$Build-2</meta:generator>
    <meta:document-statistic meta:table-count="14" meta:cell-count="3858" meta:object-count="0"/>
  </office:meta>
</office:document-meta>
</file>